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b43d5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sans-serif" fo:font-size="47.25pt" officeooo:paragraph-rsid="001b43d5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sans-serif" fo:font-size="14.25pt" officeooo:paragraph-rsid="001b43d5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sans-serif" fo:font-size="14.25pt" officeooo:rsid="001b43d5" officeooo:paragraph-rsid="001b43d5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sans-serif" fo:font-size="14.25pt" officeooo:rsid="001b43d5" officeooo:paragraph-rsid="001b43d5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sans-serif" fo:font-size="14.25pt" officeooo:rsid="001d3bcb" officeooo:paragraph-rsid="001d3bcb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1b43d5"/>
    </style:style>
    <style:style style:name="T3" style:family="text">
      <style:text-properties style:font-name="sans-serif" fo:font-size="14.25pt" fo:language="fr" fo:country="FR" officeooo:rsid="001b43d5"/>
    </style:style>
    <style:style style:name="T4" style:family="text">
      <style:text-properties style:font-name="sans-serif" fo:font-size="14.25pt" officeooo:rsid="001d0dcf"/>
    </style:style>
    <style:style style:name="T5" style:family="text">
      <style:text-properties fo:font-size="14.3000001907349pt" fo:language="fr" fo:country="FR" style:font-size-asian="14.3000001907349pt" style:font-size-complex="14.3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en trello :</text:p>
      <text:p text:style-name="P5"/>
      <text:p text:style-name="P5">https://trello.com/invite/b/YBi1ux5N/ATTI312e62debcf0dd06376c5a376b27acedA59CC7C3/projet-quetionnai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25:05.608056535</meta:creation-date>
    <meta:editing-duration>PT53S</meta:editing-duration>
    <meta:editing-cycles>2</meta:editing-cycles>
    <meta:generator>LibreOffice/7.3.7.2$Linux_X86_64 LibreOffice_project/30$Build-2</meta:generator>
    <dc:date>2023-01-25T12:25:55.356357299</dc:date>
    <meta:document-statistic meta:table-count="0" meta:image-count="0" meta:object-count="0" meta:page-count="1" meta:paragraph-count="2" meta:word-count="4" meta:character-count="114" meta:non-whitespace-character-count="112"/>
  </office:meta>
</office:document-meta>
</file>